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StreamResourc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StreamResource.equals( @ Nullable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StreamResource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putStreamResource.InputStreamResource( InputStream in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StreamResource.InputStreamResource( InputStream inputStream , @ Nullable String descri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putStreamRe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StreamResource.is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StreamResourc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